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f01f1" officeooo:paragraph-rsid="001f01f1"/>
    </style:style>
    <style:style style:name="P2" style:family="paragraph" style:parent-style-name="Standard">
      <style:text-properties style:font-name="Times New Roman" officeooo:rsid="001fb2d4" officeooo:paragraph-rsid="001fb2d4"/>
    </style:style>
    <style:style style:name="P3" style:family="paragraph" style:parent-style-name="Standard">
      <style:text-properties style:font-name="Times New Roman" officeooo:rsid="00217e38" officeooo:paragraph-rsid="00217e38"/>
    </style:style>
    <style:style style:name="P4" style:family="paragraph" style:parent-style-name="Standard">
      <style:text-properties style:font-name="Times New Roman" officeooo:rsid="0022a4c4" officeooo:paragraph-rsid="0022a4c4"/>
    </style:style>
    <style:style style:name="P5" style:family="paragraph" style:parent-style-name="Standard">
      <style:text-properties style:font-name="Times New Roman" officeooo:rsid="00245008" officeooo:paragraph-rsid="00245008"/>
    </style:style>
    <style:style style:name="T1" style:family="text">
      <style:text-properties officeooo:rsid="00216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1</text:p>
      <text:p text:style-name="P1">Daniel Christiansen</text:p>
      <text:p text:style-name="P1">ECE 171</text:p>
      <text:p text:style-name="P1">11/13/14</text:p>
      <text:p text:style-name="P1"/>
      <text:p text:style-name="P2">The focus of this project was to design and test a circuit that displays a single digit in Braille. <text:s/>The circuit was to take in a four-bit BCD digit, and output six bits, representing the Braille digit.</text:p>
      <text:p text:style-name="P2"/>
      <text:p text:style-name="P2">The digit was to be represented as six individual bits of output, symbolizing the six dots that make up a character in Braille. <text:s/>Specifically, we were to design the circuit to display the digits 0 – 9, based on the value of the input. </text:p>
      <text:p text:style-name="P2"/>
      <text:p text:style-name="P2">Since the value corresponding to each digit wasn't specified, it seemed simplest <text:span text:style-name="T1">to make the digit match the BCD value. <text:s/>The first step was to create a truth table containing all six outputs as determined by the <text:s/>four bits of the BCD digit. <text:s/>Next, filling out k-maps, and simplifying to obtain six logical functions that could be translated into circuits. <text:s/>I first created the behavioral module in verilog, then mapped out the circuit, then created the structural module after I knew exactly how the parts available would force me to arrange it.</text:span></text:p>
      <text:p text:style-name="P2"/>
      <text:p text:style-name="P2"/>
      <text:p text:style-name="P2"/>
      <text:p text:style-name="P2"/>
      <text:p text:style-name="P2"/>
      <text:p text:style-name="P2"/>
      <text:p text:style-name="P3">The circuit contains the following parts:</text:p>
      <text:p text:style-name="P3"/>
      <text:p text:style-name="P3">1 X CD74HCT04 6 X Inverter</text:p>
      <text:p text:style-name="P3"/>
      <text:p text:style-name="P3">2 X CD74HCT11 3 X 3-input AND gate</text:p>
      <text:p text:style-name="P3"/>
      <text:p text:style-name="P3">2 X CD74HCT08 4 X 2-input AND gate</text:p>
      <text:p text:style-name="P3"/>
      <text:p text:style-name="P3">2 X CD74HCT32 4 X 2-input OR gate</text:p>
      <text:p text:style-name="P3"/>
      <text:p text:style-name="P3">1 X CD74HCT4075 3 X 3-input OR gate</text:p>
      <text:p text:style-name="P3"/>
      <text:p text:style-name="P3"/>
      <text:p text:style-name="P3"/>
      <text:p text:style-name="P4">I chose to design the circuit using cascading gates in several places, so there are several places where there is a higher propagation delay than there might have been had I used OR gates with four inputs. <text:s/>I restricted myself to what I could find listed on the 'logic' section of ti.com. </text:p>
      <text:p text:style-name="P4"/>
      <text:p text:style-name="P5">The highest possible delay in the circuit is the output 'B4', with a maximum delay of 93 nanoseco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7:45:27.147000000</meta:creation-date>
    <dc:date>2014-11-12T18:27:28.871000000</dc:date>
    <meta:editing-duration>PT35M23S</meta:editing-duration>
    <meta:editing-cycles>5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5" meta:word-count="293" meta:character-count="1618" meta:non-whitespace-character-count="1330"/>
  </office:meta>
</office:document-meta>
</file>